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------------------------------------------------------------</text:p>
      <text:p text:style-name="Standard">CREATE DATABASE PROJETLARSEN;</text:p>
      <text:p text:style-name="Standard"/>
      <text:p text:style-name="Standard">#------------------------------------------------------------</text:p>
      <text:p text:style-name="Standard"># Table: Eventsub-category</text:p>
      <text:p text:style-name="Standard">#------------------------------------------------------------</text:p>
      <text:p text:style-name="Standard"/>
      <text:p text:style-name="Standard">CREATE TABLE Eventsub_category(</text:p>
      <text:p text:style-name="Standard"><text:s text:c="8"/>id <text:s text:c="2"/>Int <text:s/>Auto_increment <text:s/>NOT NULL ,</text:p>
      <text:p text:style-name="Standard"><text:s text:c="8"/>name Varchar (20) NOT NULL</text:p>
      <text:p text:style-name="Standard"><text:tab/>,CONSTRAINT Eventsub_category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Eventcategory</text:p>
      <text:p text:style-name="Standard">#------------------------------------------------------------</text:p>
      <text:p text:style-name="Standard"/>
      <text:p text:style-name="Standard">CREATE TABLE Eventcategory(</text:p>
      <text:p text:style-name="Standard"><text:s text:c="8"/>id <text:s text:c="18"/>Int <text:s/>Auto_increment <text:s/>NOT NULL ,</text:p>
      <text:p text:style-name="Standard"><text:s text:c="8"/>name <text:s text:c="16"/>Varchar (20) NOT NULL ,</text:p>
      <text:p text:style-name="Standard"><text:s text:c="8"/>id_Eventsub_category Int</text:p>
      <text:p text:style-name="Standard"><text:tab/>,CONSTRAINT Eventcategory_PK PRIMARY KEY (id)</text:p>
      <text:p text:style-name="Standard"/>
      <text:p text:style-name="Standard"><text:tab/>,CONSTRAINT Eventcategory_Eventsub_category_FK FOREIGN KEY (id_Eventsub_category) REFERENCES Eventsub_category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postalcode</text:p>
      <text:p text:style-name="Standard">#------------------------------------------------------------</text:p>
      <text:p text:style-name="Standard"/>
      <text:p text:style-name="Standard">CREATE TABLE postalcode(</text:p>
      <text:p text:style-name="Standard"><text:s text:c="8"/>id <text:s text:c="9"/>Int <text:s/>Auto_increment <text:s/>NOT NULL ,</text:p>
      <text:p text:style-name="Standard"><text:s text:c="8"/>postal_code Varchar (20) NOT NULL</text:p>
      <text:p text:style-name="Standard"><text:tab/>,CONSTRAINT postalcode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userTypes</text:p>
      <text:p text:style-name="Standard">#------------------------------------------------------------</text:p>
      <text:p text:style-name="Standard"/>
      <text:p text:style-name="Standard">CREATE TABLE userTypes(</text:p>
      <text:p text:style-name="Standard"><text:s text:c="8"/>id <text:s text:c="6"/>Int <text:s/>Auto_increment <text:s/>NOT NULL ,</text:p>
      <text:p text:style-name="Standard"><text:s text:c="8"/>usertype Varchar (20) NOT NULL</text:p>
      <text:p text:style-name="Standard"><text:tab/>,CONSTRAINT userTypes_PK PRIMARY KEY (id)</text:p>
      <text:p text:style-name="Standard">)ENGINE=InnoDB;</text:p>
      <text:p text:style-name="Standard"><text:soft-page-break/></text:p>
      <text:p text:style-name="Standard"/>
      <text:p text:style-name="Standard">#------------------------------------------------------------</text:p>
      <text:p text:style-name="Standard"># Table: USERS</text:p>
      <text:p text:style-name="Standard">#------------------------------------------------------------</text:p>
      <text:p text:style-name="Standard"/>
      <text:p text:style-name="Standard">CREATE TABLE USERS(</text:p>
      <text:p text:style-name="Standard"><text:s text:c="8"/>id <text:s text:c="10"/>Int <text:s/>Auto_increment <text:s/>NOT NULL ,</text:p>
      <text:p text:style-name="Standard"><text:s text:c="8"/>name <text:s text:c="8"/>Varchar (15) NOT NULL ,</text:p>
      <text:p text:style-name="Standard"><text:s text:c="8"/>firstname <text:s text:c="3"/>Varchar (15) NOT NULL ,</text:p>
      <text:p text:style-name="Standard"><text:s text:c="8"/>mail <text:s text:c="8"/>Varchar (25) NOT NULL ,</text:p>
      <text:p text:style-name="Standard"><text:s text:c="8"/>age <text:s text:c="9"/>Int NOT NULL ,</text:p>
      <text:p text:style-name="Standard"><text:s text:c="8"/>login <text:s text:c="7"/>Varchar (20) NOT NULL ,</text:p>
      <text:p text:style-name="Standard"><text:s text:c="8"/>password <text:s text:c="4"/>Varchar (20) NOT NULL ,</text:p>
      <text:p text:style-name="Standard"><text:s text:c="8"/>id_userTypes Int NOT NULL</text:p>
      <text:p text:style-name="Standard"><text:tab/>,CONSTRAINT USERS_PK PRIMARY KEY (id)</text:p>
      <text:p text:style-name="Standard"/>
      <text:p text:style-name="Standard"><text:tab/>,CONSTRAINT USERS_userTypes_FK FOREIGN KEY (id_userTypes) REFERENCES userTypes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usersopinion</text:p>
      <text:p text:style-name="Standard">#------------------------------------------------------------</text:p>
      <text:p text:style-name="Standard"/>
      <text:p text:style-name="Standard">CREATE TABLE usersopinion(</text:p>
      <text:p text:style-name="Standard"><text:s text:c="8"/>id <text:s text:c="6"/>Int <text:s/>Auto_increment <text:s/>NOT NULL ,</text:p>
      <text:p text:style-name="Standard"><text:s text:c="8"/>opinion <text:s/>Varchar (50) NOT NULL ,</text:p>
      <text:p text:style-name="Standard"><text:s text:c="8"/>id_USERS Int NOT NULL</text:p>
      <text:p text:style-name="Standard"><text:tab/>,CONSTRAINT usersopinion_PK PRIMARY KEY (id)</text:p>
      <text:p text:style-name="Standard"/>
      <text:p text:style-name="Standard"><text:tab/>,CONSTRAINT usersopinion_USERS_FK FOREIGN KEY (id_USERS) REFERENCES USERS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useralerts</text:p>
      <text:p text:style-name="Standard">#------------------------------------------------------------</text:p>
      <text:p text:style-name="Standard"/>
      <text:p text:style-name="Standard">CREATE TABLE useralerts(</text:p>
      <text:p text:style-name="Standard"><text:s text:c="8"/>id <text:s text:c="6"/>Int <text:s/>Auto_increment <text:s/>NOT NULL ,</text:p>
      <text:p text:style-name="Standard"><text:s text:c="8"/>name <text:s text:c="4"/>Varchar (20) NOT NULL ,</text:p>
      <text:p text:style-name="Standard"><text:s text:c="8"/>id_USERS Int NOT NULL</text:p>
      <text:p text:style-name="Standard"><text:tab/>,CONSTRAINT useralerts_PK PRIMARY KEY (id)</text:p>
      <text:p text:style-name="Standard"/>
      <text:p text:style-name="Standard"><text:tab/>,CONSTRAINT useralerts_USERS_FK FOREIGN KEY (id_USERS) REFERENCES USERS(id)</text:p>
      <text:p text:style-name="Standard"><text:soft-page-break/>)ENGINE=InnoDB;</text:p>
      <text:p text:style-name="Standard"/>
      <text:p text:style-name="Standard"/>
      <text:p text:style-name="Standard">#------------------------------------------------------------</text:p>
      <text:p text:style-name="Standard"># Table: Showplaces</text:p>
      <text:p text:style-name="Standard">#------------------------------------------------------------</text:p>
      <text:p text:style-name="Standard"/>
      <text:p text:style-name="Standard">CREATE TABLE Showplaces(</text:p>
      <text:p text:style-name="Standard"><text:s text:c="8"/>id <text:s text:c="3"/>Int <text:s/>Auto_increment <text:s/>NOT NULL ,</text:p>
      <text:p text:style-name="Standard"><text:s text:c="8"/>place Varchar (25) NOT NULL</text:p>
      <text:p text:style-name="Standard"><text:tab/>,CONSTRAINT Showplaces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EVENT</text:p>
      <text:p text:style-name="Standard">#------------------------------------------------------------</text:p>
      <text:p text:style-name="Standard"/>
      <text:p text:style-name="Standard">CREATE TABLE EVENT(</text:p>
      <text:p text:style-name="Standard"><text:s text:c="8"/>id <text:s text:c="14"/>Int <text:s/>Auto_increment <text:s/>NOT NULL ,</text:p>
      <text:p text:style-name="Standard"><text:s text:c="8"/>title <text:s text:c="11"/>Varchar (50) NOT NULL ,</text:p>
      <text:p text:style-name="Standard"><text:s text:c="8"/>date <text:s text:c="12"/>Date NOT NULL ,</text:p>
      <text:p text:style-name="Standard"><text:s text:c="8"/>time <text:s text:c="12"/>Time NOT NULL ,</text:p>
      <text:p text:style-name="Standard"><text:s text:c="8"/>picture <text:s text:c="9"/>Varchar (90) NOT NULL ,</text:p>
      <text:p text:style-name="Standard"><text:s text:c="8"/>description <text:s text:c="5"/>Varchar (90) NOT NULL ,</text:p>
      <text:p text:style-name="Standard"><text:s text:c="8"/>id_USERS <text:s text:c="8"/>Int ,</text:p>
      <text:p text:style-name="Standard"><text:s text:c="8"/>id_Eventcategory Int NOT NULL ,</text:p>
      <text:p text:style-name="Standard"><text:s text:c="8"/>id_postalcode <text:s text:c="3"/>Int NOT NULL ,</text:p>
      <text:p text:style-name="Standard"><text:s text:c="8"/>id_Showplaces <text:s text:c="3"/>Int NOT NULL</text:p>
      <text:p text:style-name="Standard"><text:tab/>,CONSTRAINT EVENT_PK PRIMARY KEY (id)</text:p>
      <text:p text:style-name="Standard"/>
      <text:p text:style-name="Standard"><text:tab/>,CONSTRAINT EVENT_USERS_FK FOREIGN KEY (id_USERS) REFERENCES USERS(id)</text:p>
      <text:p text:style-name="Standard"><text:tab/>,CONSTRAINT EVENT_Eventcategory0_FK FOREIGN KEY (id_Eventcategory) REFERENCES Eventcategory(id)</text:p>
      <text:p text:style-name="Standard"><text:tab/>,CONSTRAINT EVENT_postalcode1_FK FOREIGN KEY (id_postalcode) REFERENCES postalcode(id)</text:p>
      <text:p text:style-name="Standard"><text:tab/>,CONSTRAINT EVENT_Showplaces2_FK FOREIGN KEY (id_Showplaces) REFERENCES Showplaces(id)</text:p>
      <text:p text:style-name="Standard">)ENGINE=InnoD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1:38:12.882312340</meta:creation-date>
    <dc:date>2019-01-15T21:39:18.415996471</dc:date>
    <meta:editing-duration>PT1M9S</meta:editing-duration>
    <meta:editing-cycles>1</meta:editing-cycles>
    <meta:document-statistic meta:table-count="0" meta:image-count="0" meta:object-count="0" meta:page-count="3" meta:paragraph-count="99" meta:word-count="372" meta:character-count="4272" meta:non-whitespace-character-count="3487"/>
    <meta:generator>LibreOffice/6.0.6.2$Linux_X86_64 LibreOffice_project/00m0$Build-2</meta:generator>
  </office:meta>
</office:document-meta>
</file>